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07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2866in"/>
    </style:style>
    <style:style style:name="co4" style:family="table-column">
      <style:table-column-properties fo:break-before="auto" style:column-width="1.7965in"/>
    </style:style>
    <style:style style:name="co5" style:family="table-column">
      <style:table-column-properties fo:break-before="auto" style:column-width="0.989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1.5201in"/>
    </style:style>
    <style:style style:name="co8" style:family="table-column">
      <style:table-column-properties fo:break-before="auto" style:column-width="0.7654in"/>
    </style:style>
    <style:style style:name="co9" style:family="table-column">
      <style:table-column-properties fo:break-before="auto" style:column-width="0.7972in"/>
    </style:style>
    <style:style style:name="ro1" style:family="table-row">
      <style:table-row-properties style:row-height="0.1563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591in" fo:break-before="auto" style:use-optimal-row-height="false"/>
    </style:style>
    <style:style style:name="ro4" style:family="table-row">
      <style:table-row-properties style:row-height="0.2311in" fo:break-before="auto" style:use-optimal-row-height="true"/>
    </style:style>
    <style:style style:name="ro5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1898in" fo:break-before="page" style:use-optimal-row-height="true"/>
    </style:style>
    <style:style style:name="ro7" style:family="table-row">
      <style:table-row-properties style:row-height="0.2917in" fo:break-before="auto" style:use-optimal-row-height="false"/>
    </style:style>
    <style:style style:name="ro8" style:family="table-row">
      <style:table-row-properties style:row-height="0.1563in" fo:break-before="auto" style:use-optimal-row-height="false"/>
    </style:style>
    <style:style style:name="ro9" style:family="table-row">
      <style:table-row-properties style:row-height="0.1457in" fo:break-before="auto" style:use-optimal-row-height="false"/>
    </style:style>
    <style:style style:name="ro10" style:family="table-row">
      <style:table-row-properties style:row-height="0.1543in" fo:break-before="auto" style:use-optimal-row-height="false"/>
    </style:style>
    <style:style style:name="ta1" style:family="table" style:master-page-name="PageStyle_5f_Print_20_Version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Excel_20_Built-in_20_Normal" style:data-style-name="N5100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Excel_20_Built-in_20_Normal" style:data-style-name="N5100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Excel_20_Built-in_20_Normal" style:data-style-name="N5100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 style:data-style-name="N5100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Excel_20_Built-in_20_Normal" style:data-style-name="N5100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9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1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1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8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19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20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Excel_20_Built-in_20_Normal" style:data-style-name="N5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5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6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9" style:family="table-cell" style:parent-style-name="Excel_20_Built-in_20_Normal">
      <style:table-cell-properties fo:border-bottom="0.0555in solid #000000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5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Excel_20_Built-in_20_Normal">
      <style:table-cell-properties fo:border-bottom="0.0346in solid #000000" fo:background-color="#ffff99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 style:data-style-name="N5002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Excel_20_Built-in_20_Normal" style:data-style-name="N5002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Print Version'.A1">
          <table:help-message table:display="true"/>
          <table:error-message table:message-type="stop" table:display="true"/>
        </table:content-validation>
      </table:content-validations>
      <table:table table:name="Print Version" table:style-name="ta1" table:print-ranges="'Print Version'.A1:'Print Version'.I99">
        <table:table-column table:style-name="co1" table:default-cell-style-name="ce37"/>
        <table:table-column table:style-name="co2" table:default-cell-style-name="ce61"/>
        <table:table-column table:style-name="co3" table:default-cell-style-name="ce84"/>
        <table:table-column table:style-name="co4" table:default-cell-style-name="ce121"/>
        <table:table-column table:style-name="co5" table:default-cell-style-name="ce135"/>
        <table:table-column table:style-name="co6" table:default-cell-style-name="ce158"/>
        <table:table-column table:style-name="co7" table:default-cell-style-name="ce121"/>
        <table:table-column table:style-name="co8" table:default-cell-style-name="ce124"/>
        <table:table-column table:style-name="co6" table:default-cell-style-name="ce60"/>
        <table:table-column table:style-name="co9" table:default-cell-style-name="ce120"/>
        <table:table-column table:style-name="co8" table:number-columns-repeated="24" table:default-cell-style-name="ce120"/>
        <table:table-column table:style-name="co8" table:number-columns-repeated="990" table:default-cell-style-name="ce121"/>
        <table:table-header-rows>
          <table:table-row table:style-name="ro1">
            <table:table-cell table:style-name="ce1" office:value-type="string">
              <text:p>DEPARTMENT</text:p>
            </table:table-cell>
            <table:table-cell table:style-name="ce38"/>
            <table:table-cell table:style-name="ce62" office:value-type="string">
              <text:p>Bldg</text:p>
            </table:table-cell>
            <table:table-cell table:style-name="ce85" office:value-type="string">
              <text:p>Administration</text:p>
            </table:table-cell>
            <table:table-cell table:style-name="ce38"/>
            <table:table-cell table:style-name="ce136"/>
            <table:table-cell table:style-name="ce85" office:value-type="string">
              <text:p>Administration</text:p>
            </table:table-cell>
            <table:table-cell table:style-name="ce38"/>
            <table:table-cell table:style-name="ce136"/>
            <table:table-cell table:style-name="ce184" table:number-columns-repeated="25"/>
            <table:table-cell table:style-name="ce185" table:number-columns-repeated="990"/>
          </table:table-row>
        </table:table-header-rows>
        <table:table-row table:style-name="ro2">
          <table:table-cell table:style-name="ce2" office:value-type="string" table:number-columns-spanned="9" table:number-rows-spanned="1">
            <text:p>COLLEGE OF AGRICULTURE, FOOD &amp; ENVIRONMENTAL SCIENCES (CAFES)</text:p>
          </table:table-cell>
          <table:covered-table-cell table:number-columns-repeated="7" table:style-name="ce39"/>
          <table:covered-table-cell table:style-name="ce175"/>
          <table:table-cell table:number-columns-repeated="1015"/>
        </table:table-row>
        <table:table-row table:style-name="ro3">
          <table:table-cell table:style-name="ce3"/>
          <table:table-cell table:style-name="ce40" table:number-columns-spanned="1" table:number-rows-spanned="2"/>
          <table:table-cell table:style-name="ce63" office:value-type="string">
            <text:p>11</text:p>
          </table:table-cell>
          <table:table-cell table:style-name="ce86" office:value-type="string">
            <text:p>Dr. Dave Wehner</text:p>
          </table:table-cell>
          <table:table-cell table:style-name="ce122" table:content-validation-name="val1"/>
          <table:table-cell table:style-name="ce137"/>
          <table:table-cell table:style-name="ce86" office:value-type="string">
            <text:p>Dr. Mark Shelton, Grad.</text:p>
          </table:table-cell>
          <table:table-cell table:style-name="ce122" table:content-validation-name="val1"/>
          <table:table-cell table:style-name="ce137"/>
          <table:table-cell table:number-columns-repeated="1015"/>
        </table:table-row>
        <table:table-row table:style-name="ro3">
          <table:table-cell table:style-name="ce4"/>
          <table:covered-table-cell table:style-name="ce41"/>
          <table:table-cell table:style-name="ce64"/>
          <table:table-cell table:style-name="ce87" office:value-type="string">
            <text:p>Dr. Mary Pedersen, Undergrad</text:p>
          </table:table-cell>
          <table:table-cell table:style-name="ce57" table:content-validation-name="val1"/>
          <table:table-cell table:style-name="ce64"/>
          <table:table-cell table:style-name="ce114" office:value-type="string">
            <text:p>Melanie Alejandro-Gutierrez</text:p>
          </table:table-cell>
          <table:table-cell table:content-validation-name="val1"/>
          <table:table-cell table:style-name="ce140"/>
          <table:table-cell table:number-columns-repeated="1015"/>
        </table:table-row>
        <table:table-row table:style-name="ro3">
          <table:table-cell table:style-name="ce5" office:value-type="string">
            <text:p>Agriculture (AG) </text:p>
          </table:table-cell>
          <table:table-cell table:style-name="ce42"/>
          <table:table-cell table:style-name="ce65" office:value-type="string">
            <text:p>11</text:p>
          </table:table-cell>
          <table:table-cell table:style-name="ce88" office:value-type="string">
            <text:p>Melanie Alejandro-Gutierrez</text:p>
          </table:table-cell>
          <table:table-cell table:style-name="ce123" table:content-validation-name="val1"/>
          <table:table-cell table:style-name="ce138"/>
          <table:table-cell table:style-name="ce88"/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Agribusiness (AGB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10</text:p>
          </table:table-cell>
          <table:table-cell table:style-name="ce89" office:value-type="string">
            <text:p>Dr. Jay Noel</text:p>
          </table:table-cell>
          <table:table-cell table:style-name="ce123" table:content-validation-name="val1"/>
          <table:table-cell table:style-name="ce138"/>
          <table:table-cell table:style-name="ce109" office:value-type="string">
            <text:p>Susanne Brownlee</text:p>
          </table:table-cell>
          <table:table-cell table:style-name="ce123" table:content-validation-name="val1"/>
          <table:table-cell table:style-name="ce150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87" office:value-type="string">
            <text:p>Neal MacDougall</text:p>
          </table:table-cell>
          <table:table-cell table:style-name="ce124" table:content-validation-name="val1"/>
          <table:table-cell table:style-name="ce139"/>
          <table:table-cell table:style-name="ce87" office:value-type="string">
            <text:p>Carrie South</text:p>
          </table:table-cell>
          <table:table-cell table:content-validation-name="val1"/>
          <table:table-cell table:style-name="ce139"/>
          <table:table-cell table:number-columns-repeated="1015"/>
        </table:table-row>
        <table:table-row table:style-name="ro4">
          <table:table-cell table:style-name="ce8" office:value-type="string">
            <text:p>Agricultural Ed. &amp; Comm. </text:p>
            <text:p>(AGC, AGED)</text:p>
          </table:table-cell>
          <table:table-cell table:style-name="ce44"/>
          <table:table-cell table:style-name="ce66" office:value-type="string">
            <text:p>10</text:p>
          </table:table-cell>
          <table:table-cell table:style-name="ce89" office:value-type="string">
            <text:p>Bill Kellogg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Donetta Rosson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>
            <text:p>Animal Science<text:span text:style-name="T1"> (ASCI, PM, VS)</text:span></text:p>
          </table:table-cell>
          <table:table-cell table:style-name="ce44"/>
          <table:table-cell table:style-name="ce66" office:value-type="string">
            <text:p>10</text:p>
          </table:table-cell>
          <table:table-cell table:style-name="ce89" office:value-type="string">
            <text:p>Dr. Andrew Thulin 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Debbie Ruiz 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Bioresource &amp; Agricultural Engineering (BRAE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08</text:p>
          </table:table-cell>
          <table:table-cell table:style-name="ce89" office:value-type="string">
            <text:p>Dr. Richard Cavaletto</text:p>
          </table:table-cell>
          <table:table-cell table:style-name="ce123" table:content-validation-name="val1"/>
          <table:table-cell table:style-name="ce138"/>
          <table:table-cell table:style-name="ce88" office:value-type="string" table:number-columns-spanned="1" table:number-rows-spanned="2">
            <text:p>Kathy Daniels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87" office:value-type="string">
            <text:p>Mark Zohns </text:p>
          </table:table-cell>
          <table:table-cell table:style-name="ce57" table:content-validation-name="val1"/>
          <table:table-cell table:style-name="ce139"/>
          <table:covered-table-cell table:style-name="ce87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5" office:value-type="string">
            <text:p>Dairy Science (DSCI)</text:p>
          </table:table-cell>
          <table:table-cell table:style-name="ce42"/>
          <table:table-cell table:style-name="ce65" office:value-type="string">
            <text:p>11</text:p>
          </table:table-cell>
          <table:table-cell table:style-name="ce90" office:value-type="string">
            <text:p>Bruce Golden</text:p>
          </table:table-cell>
          <table:table-cell table:style-name="ce124" table:content-validation-name="val1"/>
          <table:table-cell table:style-name="ce140"/>
          <table:table-cell table:style-name="ce159" office:value-type="string">
            <text:p>Norah Kennedy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Earth &amp; Soil Sciences (ERSC, SS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52</text:p>
          </table:table-cell>
          <table:table-cell table:style-name="ce89" office:value-type="string">
            <text:p>Dr. Lynn Moody</text:p>
          </table:table-cell>
          <table:table-cell table:style-name="ce123" table:content-validation-name="val1"/>
          <table:table-cell table:style-name="ce138"/>
          <table:table-cell table:style-name="ce88" office:value-type="string" table:number-columns-spanned="1" table:number-rows-spanned="2">
            <text:p>Lisa Wallravin 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table-cell table:style-name="ce91" office:value-type="string">
            <text:p>Dr. Terry Smith </text:p>
          </table:table-cell>
          <table:table-cell table:style-name="ce57" table:content-validation-name="val1"/>
          <table:table-cell table:style-name="ce139"/>
          <table:covered-table-cell table:style-name="ce87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11" office:value-type="string">
            <text:p>Food Science &amp; Nutrition (FSN, FDN)</text:p>
          </table:table-cell>
          <table:table-cell table:style-name="ce42"/>
          <table:table-cell table:style-name="ce65" office:value-type="string">
            <text:p>11</text:p>
          </table:table-cell>
          <table:table-cell table:style-name="ce92" office:value-type="string">
            <text:p>Louise Berner</text:p>
          </table:table-cell>
          <table:table-cell table:style-name="ce125" table:content-validation-name="val1"/>
          <table:table-cell table:style-name="ce141"/>
          <table:table-cell table:style-name="ce87" office:value-type="string">
            <text:p>Jill Victorino 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8" office:value-type="string" table:number-columns-spanned="1" table:number-rows-spanned="2">
            <text:p>Horticulture &amp; Crop Science (CRSC, EHS, FRSC, HCS, PPSC, VGSC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11</text:p>
          </table:table-cell>
          <table:table-cell table:style-name="ce89" office:value-type="string">
            <text:p>John Peterson </text:p>
          </table:table-cell>
          <table:table-cell table:style-name="ce123" table:content-validation-name="val1"/>
          <table:table-cell table:style-name="ce138"/>
          <table:table-cell table:style-name="ce97" office:value-type="string" table:number-columns-spanned="1" table:number-rows-spanned="2">
            <text:p>Trish Lyons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number-columns-repeated="1015"/>
        </table:table-row>
        <table:table-row table:style-name="ro3">
          <table:covered-table-cell table:style-name="ce12"/>
          <table:covered-table-cell table:style-name="ce41"/>
          <table:covered-table-cell table:style-name="ce67"/>
          <table:table-cell table:style-name="ce93" office:value-type="string">
            <text:p>Dr. Wyatt Brown </text:p>
          </table:table-cell>
          <table:table-cell table:style-name="ce57" table:content-validation-name="val1"/>
          <table:table-cell table:style-name="ce139"/>
          <table:covered-table-cell table:style-name="ce91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6" office:value-type="string">
            <text:p>Military Science (MSL)</text:p>
          </table:table-cell>
          <table:table-cell table:style-name="ce44"/>
          <table:table-cell table:style-name="ce66" office:value-type="string">
            <text:p>34</text:p>
          </table:table-cell>
          <table:table-cell table:style-name="ce94" office:value-type="string">
            <text:p>Major Erik Krivda</text:p>
          </table:table-cell>
          <table:table-cell table:style-name="ce123" table:content-validation-name="val1"/>
          <table:table-cell table:style-name="ce142"/>
          <table:table-cell table:style-name="ce88"/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8" office:value-type="string">
            <text:p>Natural Resources Management (NR)</text:p>
          </table:table-cell>
          <table:table-cell table:style-name="ce44"/>
          <table:table-cell table:style-name="ce66" office:value-type="string">
            <text:p>11</text:p>
          </table:table-cell>
          <table:table-cell table:style-name="ce89" office:value-type="string">
            <text:p>Dr. Douglas Piirto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Ellen Calcagno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>
            <text:p>Recreation Adm <text:s/>(RPTA) </text:p>
          </table:table-cell>
          <table:table-cell table:style-name="ce44"/>
          <table:table-cell table:style-name="ce66" office:value-type="string">
            <text:p>11</text:p>
          </table:table-cell>
          <table:table-cell table:style-name="ce95" office:value-type="string">
            <text:p>Dr. William Hendricks</text:p>
          </table:table-cell>
          <table:table-cell table:style-name="ce126" table:content-validation-name="val1"/>
          <table:table-cell table:style-name="ce138"/>
          <table:table-cell table:style-name="ce88" office:value-type="string">
            <text:p>Dr. Cynthia Moyer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13" office:value-type="string" table:number-columns-spanned="1" table:number-rows-spanned="2">
            <text:p>Wine &amp; Vit (WVIT) </text:p>
          </table:table-cell>
          <table:table-cell table:style-name="ce45" table:number-columns-spanned="1" table:number-rows-spanned="2"/>
          <table:table-cell table:style-name="ce68" office:value-type="string" table:number-columns-spanned="1" table:number-rows-spanned="2">
            <text:p>11</text:p>
          </table:table-cell>
          <table:table-cell table:style-name="ce89" office:value-type="string">
            <text:p>John Peterson </text:p>
          </table:table-cell>
          <table:table-cell table:style-name="ce123" table:content-validation-name="val1"/>
          <table:table-cell table:style-name="ce143"/>
          <table:table-cell table:style-name="ce160" office:value-type="string" table:number-columns-spanned="1" table:number-rows-spanned="2">
            <text:p>Trish Lyons</text:p>
          </table:table-cell>
          <table:table-cell table:style-name="ce171" table:content-validation-name="val1" table:number-columns-spanned="1" table:number-rows-spanned="2"/>
          <table:table-cell table:style-name="ce176" table:number-columns-spanned="1" table:number-rows-spanned="2"/>
          <table:table-cell table:number-columns-repeated="1015"/>
        </table:table-row>
        <table:table-row table:style-name="ro3">
          <table:covered-table-cell table:style-name="ce14"/>
          <table:covered-table-cell table:style-name="ce46"/>
          <table:covered-table-cell table:style-name="ce69"/>
          <table:table-cell table:style-name="ce87" office:value-type="string">
            <text:p>Wyatt Brown</text:p>
          </table:table-cell>
          <table:table-cell table:style-name="ce57" table:content-validation-name="val1"/>
          <table:table-cell table:style-name="ce139"/>
          <table:covered-table-cell table:style-name="ce161"/>
          <table:covered-table-cell table:style-name="ce172"/>
          <table:covered-table-cell table:style-name="ce177"/>
          <table:table-cell table:number-columns-repeated="1015"/>
        </table:table-row>
        <table:table-row table:style-name="ro5">
          <table:table-cell table:style-name="ce15" office:value-type="string" table:number-columns-spanned="9" table:number-rows-spanned="1">
            <text:p>COLLEGE OF ARCHITECTURE &amp; ENVIRONMENTAL DESIGN (CAED)</text:p>
          </table:table-cell>
          <table:covered-table-cell table:number-columns-repeated="7" table:style-name="ce47"/>
          <table:covered-table-cell table:style-name="ce178"/>
          <table:table-cell table:number-columns-repeated="1015"/>
        </table:table-row>
        <table:table-row table:style-name="ro3">
          <table:table-cell table:style-name="ce16" office:value-type="string" table:number-columns-spanned="1" table:number-rows-spanned="2">
            <text:p><text:s text:c="3"/><text:span text:style-name="T2"><text:s/></text:span></text:p>
          </table:table-cell>
          <table:table-cell table:style-name="ce48" table:number-columns-spanned="1" table:number-rows-spanned="2"/>
          <table:table-cell table:style-name="ce70" office:value-type="string" table:number-columns-spanned="1" table:number-rows-spanned="2">
            <text:p>05</text:p>
          </table:table-cell>
          <table:table-cell table:style-name="ce96" office:value-type="string">
            <text:p>R. Thomas Jones</text:p>
          </table:table-cell>
          <table:table-cell table:style-name="ce122" table:content-validation-name="val1"/>
          <table:table-cell table:style-name="ce144"/>
          <table:table-cell table:style-name="ce96" office:value-type="string">
            <text:p>Carol Leong</text:p>
          </table:table-cell>
          <table:table-cell table:style-name="ce122" table:content-validation-name="val1"/>
          <table:table-cell table:style-name="ce144"/>
          <table:table-cell table:number-columns-repeated="1015"/>
        </table:table-row>
        <table:table-row table:style-name="ro3">
          <table:covered-table-cell table:style-name="ce7"/>
          <table:covered-table-cell table:style-name="ce49"/>
          <table:covered-table-cell table:style-name="ce67"/>
          <table:table-cell table:style-name="ce97" office:value-type="string">
            <text:p>Dick Zweifel</text:p>
          </table:table-cell>
          <table:table-cell table:style-name="ce123" table:content-validation-name="val1"/>
          <table:table-cell table:style-name="ce138"/>
          <table:table-cell table:style-name="ce97" office:value-type="string">
            <text:p>Donna Parker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Architectural Engineering (ARCE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21</text:p>
          </table:table-cell>
          <table:table-cell table:style-name="ce98" office:value-type="string">
            <text:p>Al Estes</text:p>
          </table:table-cell>
          <table:table-cell table:style-name="ce125" table:content-validation-name="val1"/>
          <table:table-cell table:style-name="ce145"/>
          <table:table-cell table:style-name="ce88" office:value-type="string">
            <text:p>Melissa Minor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table-cell table:style-name="ce97" office:value-type="string">
            <text:p>Dick Zweifel</text:p>
          </table:table-cell>
          <table:table-cell table:style-name="ce123" table:content-validation-name="val1"/>
          <table:table-cell table:style-name="ce138"/>
          <table:table-cell table:style-name="ce91" office:value-type="string">
            <text:p>Christine Cobb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Architecture (ARCH, EDES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05</text:p>
          </table:table-cell>
          <table:table-cell table:style-name="ce89" office:value-type="string">
            <text:p>Henri de Hahn</text:p>
          </table:table-cell>
          <table:table-cell table:style-name="ce123" table:content-validation-name="val1"/>
          <table:table-cell table:style-name="ce138"/>
          <table:table-cell table:style-name="ce97" office:value-type="string">
            <text:p>Kathi Good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91" office:value-type="string">
            <text:p>Jim Doerfler</text:p>
          </table:table-cell>
          <table:table-cell table:style-name="ce57" table:content-validation-name="val1"/>
          <table:table-cell table:style-name="ce139"/>
          <table:table-cell table:style-name="ce88" office:value-type="string">
            <text:p>Arlene Gomez</text:p>
          </table:table-cell>
          <table:table-cell table:style-name="ce57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9" office:value-type="string">
            <text:p>City &amp; Regional Planning (CRP)</text:p>
          </table:table-cell>
          <table:table-cell table:style-name="ce44"/>
          <table:table-cell table:style-name="ce66" office:value-type="string">
            <text:p>34</text:p>
          </table:table-cell>
          <table:table-cell table:style-name="ce89" office:value-type="string">
            <text:p>Dr. Hemalata Dandekar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Kathy Lehmkuhl</text:p>
          </table:table-cell>
          <table:table-cell table:style-name="ce123" table:content-validation-name="val1"/>
          <table:table-cell table:style-name="ce138"/>
          <table:table-cell table:style-name="ce99"/>
          <table:table-cell table:number-columns-repeated="1014"/>
        </table:table-row>
        <table:table-row table:style-name="ro3">
          <table:table-cell table:style-name="ce9" office:value-type="string">
            <text:p>Construction Management (CM)</text:p>
          </table:table-cell>
          <table:table-cell table:style-name="ce44"/>
          <table:table-cell table:style-name="ce66" office:value-type="string">
            <text:p>21</text:p>
          </table:table-cell>
          <table:table-cell table:style-name="ce89" office:value-type="string">
            <text:p>Dr. Al Hauck</text:p>
          </table:table-cell>
          <table:table-cell table:style-name="ce125" table:content-validation-name="val1"/>
          <table:table-cell table:style-name="ce138"/>
          <table:table-cell table:style-name="ce88" office:value-type="string">
            <text:p>Jessica Frazier</text:p>
          </table:table-cell>
          <table:table-cell table:style-name="ce123" table:content-validation-name="val1"/>
          <table:table-cell table:style-name="ce138"/>
          <table:table-cell table:style-name="ce99" table:number-columns-repeated="2"/>
          <table:table-cell table:number-columns-repeated="1013"/>
        </table:table-row>
        <table:table-row table:style-name="ro3">
          <table:table-cell table:style-name="ce17" office:value-type="string">
            <text:p>Landscape Architecture (LA)</text:p>
          </table:table-cell>
          <table:table-cell table:style-name="ce42"/>
          <table:table-cell table:style-name="ce65" office:value-type="string">
            <text:p>34</text:p>
          </table:table-cell>
          <table:table-cell table:style-name="ce98" office:value-type="string">
            <text:p>Dr. Margarita Hill</text:p>
          </table:table-cell>
          <table:table-cell table:style-name="ce125" table:content-validation-name="val1"/>
          <table:table-cell table:style-name="ce145"/>
          <table:table-cell table:style-name="ce159" office:value-type="string">
            <text:p>Kathy Mastako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5">
          <table:table-cell table:style-name="ce18" office:value-type="string" table:number-columns-spanned="9" table:number-rows-spanned="1">
            <text:p>COLLEGE OF BUSINESS (OCOB) </text:p>
          </table:table-cell>
          <table:covered-table-cell table:number-columns-repeated="7" table:style-name="ce50"/>
          <table:covered-table-cell table:style-name="ce179"/>
          <table:table-cell table:number-columns-repeated="1015"/>
        </table:table-row>
        <table:table-row table:style-name="ro3">
          <table:table-cell table:style-name="ce19" table:number-columns-spanned="1" table:number-rows-spanned="3"/>
          <table:table-cell table:style-name="ce40" table:number-columns-spanned="1" table:number-rows-spanned="3"/>
          <table:table-cell table:style-name="ce70" office:value-type="string" table:number-columns-spanned="1" table:number-rows-spanned="3">
            <text:p>03</text:p>
          </table:table-cell>
          <table:table-cell table:style-name="ce96" office:value-type="string">
            <text:p>Dr. David Christy</text:p>
          </table:table-cell>
          <table:table-cell table:style-name="ce127" table:content-validation-name="val1"/>
          <table:table-cell table:style-name="ce144"/>
          <table:table-cell table:style-name="ce96" office:value-type="string">
            <text:p>Sally Guess</text:p>
          </table:table-cell>
          <table:table-cell table:style-name="ce122" table:content-validation-name="val1"/>
          <table:table-cell table:style-name="ce144"/>
          <table:table-cell table:number-columns-repeated="1015"/>
        </table:table-row>
        <table:table-row table:style-name="ro3">
          <table:covered-table-cell table:style-name="ce20"/>
          <table:covered-table-cell table:style-name="ce51"/>
          <table:covered-table-cell table:style-name="ce71"/>
          <table:table-cell table:style-name="ce88" office:value-type="string">
            <text:p>Kris McKinlay***</text:p>
          </table:table-cell>
          <table:table-cell table:style-name="ce123"/>
          <table:table-cell table:style-name="ce146"/>
          <table:table-cell table:style-name="ce162" office:value-type="string">
            <text:p>Dolores Flores***</text:p>
          </table:table-cell>
          <table:table-cell table:style-name="ce123" table:content-validation-name="val1"/>
          <table:table-cell table:style-name="ce150"/>
          <table:table-cell table:number-columns-repeated="1015"/>
        </table:table-row>
        <table:table-row table:style-name="ro3">
          <table:covered-table-cell table:style-name="ce4"/>
          <table:covered-table-cell table:style-name="ce41"/>
          <table:covered-table-cell table:style-name="ce67"/>
          <table:table-cell table:style-name="ce99" office:value-type="string">
            <text:p>Bradford Anderson</text:p>
          </table:table-cell>
          <table:table-cell table:style-name="ce124" table:content-validation-name="val1"/>
          <table:table-cell table:style-name="ce140"/>
          <table:table-cell table:style-name="ce99" office:value-type="string">
            <text:p>Katherine Ganakis</text:p>
          </table:table-cell>
          <table:table-cell table:content-validation-name="val1"/>
          <table:table-cell table:style-name="ce140"/>
          <table:table-cell table:number-columns-repeated="24"/>
          <table:table-cell table:style-name="ce121"/>
          <table:table-cell table:number-columns-repeated="990"/>
        </table:table-row>
        <table:table-row table:style-name="ro5">
          <table:table-cell table:style-name="ce15" office:value-type="string" table:number-columns-spanned="9" table:number-rows-spanned="1">
            <text:p>COLLEGE OF ENGINEERING (CENG)</text:p>
          </table:table-cell>
          <table:covered-table-cell table:number-columns-repeated="7" table:style-name="ce47"/>
          <table:covered-table-cell table:style-name="ce178"/>
          <table:table-cell table:number-columns-repeated="1015"/>
        </table:table-row>
        <table:table-row table:style-name="ro3">
          <table:table-cell table:style-name="ce19" table:number-columns-spanned="1" table:number-rows-spanned="2"/>
          <table:table-cell table:style-name="ce40" table:number-columns-spanned="1" table:number-rows-spanned="2"/>
          <table:table-cell table:style-name="ce70" office:value-type="string" table:number-columns-spanned="1" table:number-rows-spanned="2">
            <text:p>13</text:p>
          </table:table-cell>
          <table:table-cell table:style-name="ce96" office:value-type="string">
            <text:p>Erling Smith <text:span text:style-name="T3">(interim)</text:span></text:p>
          </table:table-cell>
          <table:table-cell table:style-name="ce122" table:content-validation-name="val1"/>
          <table:table-cell table:style-name="ce144"/>
          <table:table-cell table:style-name="ce96" office:value-type="string">
            <text:p>Fred dePiero</text:p>
          </table:table-cell>
          <table:table-cell table:style-name="ce122" table:content-validation-name="val1"/>
          <table:table-cell table:style-name="ce144"/>
          <table:table-cell table:number-columns-repeated="1015"/>
        </table:table-row>
        <table:table-row table:style-name="ro3">
          <table:covered-table-cell table:style-name="ce4"/>
          <table:covered-table-cell table:style-name="ce41"/>
          <table:covered-table-cell table:style-name="ce67"/>
          <table:table-cell table:style-name="ce91" office:value-type="string">
            <text:p>Stacey Breitenbach</text:p>
          </table:table-cell>
          <table:table-cell table:style-name="ce123"/>
          <table:table-cell table:style-name="ce139"/>
          <table:table-cell table:style-name="ce97" office:value-type="string">
            <text:p>Laurie Hartwell</text:p>
          </table:table-cell>
          <table:table-cell table:style-name="ce123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21" office:value-type="string" table:number-columns-spanned="1" table:number-rows-spanned="2">
            <text:p>Aerospace Engineering (AERO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41</text:p>
          </table:table-cell>
          <table:table-cell table:style-name="ce100" office:value-type="string">
            <text:p>Eric Mehiel, Co-Chair</text:p>
          </table:table-cell>
          <table:table-cell table:style-name="ce123" table:content-validation-name="val1"/>
          <table:table-cell table:style-name="ce147"/>
          <table:table-cell table:style-name="ce163" office:value-type="string" table:number-columns-spanned="1" table:number-rows-spanned="2">
            <text:p>Bobbi Binder </text:p>
          </table:table-cell>
          <table:table-cell table:style-name="ce131" table:content-validation-name="val1" table:number-columns-spanned="1" table:number-rows-spanned="2"/>
          <table:table-cell table:style-name="ce150" table:number-columns-spanned="1" table:number-rows-spanned="2"/>
          <table:table-cell table:number-columns-repeated="1015"/>
        </table:table-row>
        <table:table-row table:style-name="ro3">
          <table:covered-table-cell table:style-name="ce22"/>
          <table:covered-table-cell table:style-name="ce41"/>
          <table:covered-table-cell table:style-name="ce67"/>
          <table:table-cell table:style-name="ce101" office:value-type="string">
            <text:p>Diane DeTurris, Co-Chair</text:p>
          </table:table-cell>
          <table:table-cell table:style-name="ce124" table:content-validation-name="val1"/>
          <table:table-cell table:style-name="ce148"/>
          <table:covered-table-cell table:style-name="ce110"/>
          <table:covered-table-cell table:style-name="ce132"/>
          <table:covered-table-cell table:style-name="ce151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Civil &amp; Environmental Engineering (CE, ENVE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13</text:p>
          </table:table-cell>
          <table:table-cell table:style-name="ce89" office:value-type="string">
            <text:p>Dr. Rakesh Goel </text:p>
          </table:table-cell>
          <table:table-cell table:style-name="ce123" table:content-validation-name="val1"/>
          <table:table-cell table:style-name="ce140"/>
          <table:table-cell table:style-name="ce88" office:value-type="string">
            <text:p>Kay Kibbe 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87" office:value-type="string">
            <text:p>Eric Kasper</text:p>
          </table:table-cell>
          <table:table-cell table:style-name="ce57" table:content-validation-name="val1"/>
          <table:table-cell table:style-name="ce138"/>
          <table:table-cell table:style-name="ce91" office:value-type="string">
            <text:p>Andry Gonzalez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5" office:value-type="string">
            <text:p>Computer Engineering (CPE)</text:p>
          </table:table-cell>
          <table:table-cell table:style-name="ce42"/>
          <table:table-cell table:style-name="ce65" office:value-type="string">
            <text:p>14</text:p>
          </table:table-cell>
          <table:table-cell table:style-name="ce98" office:value-type="string">
            <text:p>Hugh Smith</text:p>
          </table:table-cell>
          <table:table-cell table:style-name="ce125" table:content-validation-name="val1"/>
          <table:table-cell table:style-name="ce145"/>
          <table:table-cell table:style-name="ce88" office:value-type="string">
            <text:p>Donna Aiken</text:p>
          </table:table-cell>
          <table:table-cell table:style-name="ce17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Computer Science (CSC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14</text:p>
          </table:table-cell>
          <table:table-cell table:style-name="ce89" office:value-type="string" table:number-columns-spanned="1" table:number-rows-spanned="2">
            <text:p>Dr. Ignatios Vakalis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style-name="ce97" office:value-type="string">
            <text:p>Michael Haungs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covered-table-cell table:style-name="ce102"/>
          <table:covered-table-cell table:style-name="ce57"/>
          <table:covered-table-cell table:style-name="ce139"/>
          <table:table-cell table:style-name="ce87" office:value-type="string">
            <text:p>Christy Zolla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5" office:value-type="string">
            <text:p>Electrical Engineering (EE)</text:p>
          </table:table-cell>
          <table:table-cell table:style-name="ce42"/>
          <table:table-cell table:style-name="ce65" office:value-type="string">
            <text:p>20</text:p>
          </table:table-cell>
          <table:table-cell table:style-name="ce89" office:value-type="string">
            <text:p>Dennis Derickson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Yvonne Lynch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Engineering (BMED, ENGR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13</text:p>
          </table:table-cell>
          <table:table-cell table:style-name="ce89" office:value-type="string">
            <text:p>Robert Szlavik</text:p>
          </table:table-cell>
          <table:table-cell table:style-name="ce123" table:content-validation-name="val1"/>
          <table:table-cell table:style-name="ce138"/>
          <table:table-cell table:style-name="ce97" office:value-type="string">
            <text:p>Sondra Gorman</text:p>
          </table:table-cell>
          <table:table-cell table:style-name="ce123" table:content-validation-name="val1"/>
          <table:table-cell table:style-name="ce180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87" office:value-type="string">
            <text:p>Cindy Holton</text:p>
          </table:table-cell>
          <table:table-cell table:style-name="ce57"/>
          <table:table-cell table:style-name="ce139"/>
          <table:table-cell table:style-name="ce87" office:value-type="string">
            <text:p>Lily Laiho</text:p>
          </table:table-cell>
          <table:table-cell table:style-name="ce57" table:content-validation-name="val1"/>
          <table:table-cell table:style-name="ce181"/>
          <table:table-cell table:number-columns-repeated="1015"/>
        </table:table-row>
        <table:table-row table:style-name="ro3">
          <table:table-cell table:style-name="ce11" office:value-type="string">
            <text:p>Industrial &amp; Manufacturing Engr (IME)</text:p>
          </table:table-cell>
          <table:table-cell table:style-name="ce42"/>
          <table:table-cell table:style-name="ce65" office:value-type="string">
            <text:p>26</text:p>
          </table:table-cell>
          <table:table-cell table:style-name="ce89" office:value-type="string">
            <text:p>Jose Macedo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Dana Azevedo</text:p>
          </table:table-cell>
          <table:table-cell table:style-name="ce123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23" office:value-type="string">
            <text:p>Materials Engineering<text:span text:style-name="T1"> (MATE)</text:span></text:p>
          </table:table-cell>
          <table:table-cell table:style-name="ce52"/>
          <table:table-cell table:style-name="ce72" office:value-type="float" office:value="41">
            <text:p>41</text:p>
          </table:table-cell>
          <table:table-cell table:style-name="ce92" office:value-type="string">
            <text:p>Trevor Harding</text:p>
          </table:table-cell>
          <table:table-cell table:style-name="ce125" table:content-validation-name="val1"/>
          <table:table-cell table:style-name="ce141"/>
          <table:table-cell table:style-name="ce164" office:value-type="string">
            <text:p>Rebecca Burnside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13" office:value-type="string">
            <text:p>Mechanical Engineering (ME)</text:p>
          </table:table-cell>
          <table:table-cell table:style-name="ce45"/>
          <table:table-cell table:style-name="ce68" office:value-type="string">
            <text:p>13</text:p>
          </table:table-cell>
          <table:table-cell table:style-name="ce103" office:value-type="string">
            <text:p>Drew Davol</text:p>
          </table:table-cell>
          <table:table-cell table:style-name="ce128" table:content-validation-name="val1"/>
          <table:table-cell table:style-name="ce149"/>
          <table:table-cell table:style-name="ce165" office:value-type="string">
            <text:p>Vera Flores</text:p>
          </table:table-cell>
          <table:table-cell table:style-name="ce128" table:content-validation-name="val1"/>
          <table:table-cell table:style-name="ce149"/>
          <table:table-cell table:number-columns-repeated="1015"/>
        </table:table-row>
        <table:table-row table:style-name="ro6">
          <table:table-cell table:style-name="ce15" office:value-type="string" table:number-columns-spanned="9" table:number-rows-spanned="1">
            <text:p>COLLEGE OF LIBERAL ARTS (CLA)</text:p>
          </table:table-cell>
          <table:covered-table-cell table:number-columns-repeated="7" table:style-name="ce47"/>
          <table:covered-table-cell table:style-name="ce178"/>
          <table:table-cell table:number-columns-repeated="1015"/>
        </table:table-row>
        <table:table-row table:style-name="ro3">
          <table:table-cell table:style-name="ce19" table:number-columns-spanned="1" table:number-rows-spanned="2"/>
          <table:table-cell table:style-name="ce48" table:number-columns-spanned="1" table:number-rows-spanned="2"/>
          <table:table-cell table:style-name="ce70" office:value-type="string" table:number-columns-spanned="1" table:number-rows-spanned="2">
            <text:p>47</text:p>
          </table:table-cell>
          <table:table-cell table:style-name="ce104" office:value-type="string">
            <text:p>Linda Halisky</text:p>
          </table:table-cell>
          <table:table-cell table:style-name="ce122" table:content-validation-name="val1"/>
          <table:table-cell table:style-name="ce144"/>
          <table:table-cell table:style-name="ce96" office:value-type="string" table:number-columns-spanned="1" table:number-rows-spanned="2">
            <text:p>Margie Valine</text:p>
          </table:table-cell>
          <table:table-cell table:style-name="ce122" table:content-validation-name="val1" table:number-columns-spanned="1" table:number-rows-spanned="2"/>
          <table:table-cell table:style-name="ce144" table:number-columns-spanned="1" table:number-rows-spanned="2"/>
          <table:table-cell table:number-columns-repeated="1015"/>
        </table:table-row>
        <table:table-row table:style-name="ro3">
          <table:covered-table-cell table:style-name="ce4"/>
          <table:covered-table-cell table:style-name="ce49"/>
          <table:covered-table-cell table:style-name="ce67"/>
          <table:table-cell table:style-name="ce93" office:value-type="string">
            <text:p>Debra Valencia-Laver</text:p>
          </table:table-cell>
          <table:table-cell table:style-name="ce54" table:content-validation-name="val1"/>
          <table:table-cell table:style-name="ce139"/>
          <table:covered-table-cell table:style-name="ce91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6" office:value-type="string">
            <text:p>Art &amp; Design (ART)</text:p>
          </table:table-cell>
          <table:table-cell table:style-name="ce44"/>
          <table:table-cell table:style-name="ce66" office:value-type="string">
            <text:p>34</text:p>
          </table:table-cell>
          <table:table-cell table:style-name="ce89" office:value-type="string">
            <text:p>Sky Bergman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Whitney Haas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24" office:value-type="string">
            <text:p>Communication Studies (COMS)</text:p>
          </table:table-cell>
          <table:table-cell table:style-name="ce51"/>
          <table:table-cell table:style-name="ce67" office:value-type="string">
            <text:p>47</text:p>
          </table:table-cell>
          <table:table-cell table:style-name="ce105" office:value-type="string">
            <text:p>Terry Winebrenner</text:p>
          </table:table-cell>
          <table:table-cell table:style-name="ce57" table:content-validation-name="val1"/>
          <table:table-cell table:style-name="ce139"/>
          <table:table-cell table:style-name="ce99" office:value-type="string">
            <text:p>Rocio Alvear </text:p>
          </table:table-cell>
          <table:table-cell table:content-validation-name="val1"/>
          <table:table-cell table:style-name="ce145"/>
          <table:table-cell table:number-columns-repeated="1015"/>
        </table:table-row>
        <table:table-row table:style-name="ro3">
          <table:table-cell table:style-name="ce25" office:value-type="string">
            <text:p>English (ENGL) </text:p>
          </table:table-cell>
          <table:table-cell table:style-name="ce42" table:number-columns-spanned="1" table:number-rows-spanned="3"/>
          <table:table-cell table:style-name="ce66" office:value-type="string" table:number-columns-spanned="1" table:number-rows-spanned="3">
            <text:p>47</text:p>
          </table:table-cell>
          <table:table-cell table:style-name="ce89" office:value-type="string">
            <text:p>Dr. Kathryn Rummell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Kathy Severn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26"/>
          <table:covered-table-cell table:style-name="ce51"/>
          <table:covered-table-cell table:style-name="ce71"/>
          <table:table-cell table:style-name="ce106" office:value-type="string">
            <text:p>Dr. Bill Fitzhenry</text:p>
          </table:table-cell>
          <table:table-cell table:style-name="ce123" table:content-validation-name="val1"/>
          <table:table-cell table:style-name="ce138"/>
          <table:table-cell table:style-name="ce97" office:value-type="string">
            <text:p>Dr. Paul Marchbanks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26"/>
          <table:covered-table-cell table:style-name="ce51"/>
          <table:covered-table-cell table:style-name="ce67"/>
          <table:table-cell table:style-name="ce91" office:value-type="string">
            <text:p>Cassandra Sherburne</text:p>
          </table:table-cell>
          <table:table-cell table:style-name="ce57" table:content-validation-name="val1"/>
          <table:table-cell table:style-name="ce139"/>
          <table:table-cell table:style-name="ce91" office:value-type="string">
            <text:p>Sue Bratcher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6" office:value-type="string">
            <text:p>Ethnic Studies (ES) </text:p>
          </table:table-cell>
          <table:table-cell table:style-name="ce44"/>
          <table:table-cell table:style-name="ce66" office:value-type="string">
            <text:p>38</text:p>
          </table:table-cell>
          <table:table-cell table:style-name="ce89" office:value-type="string">
            <text:p>Donald Ryujin</text:p>
          </table:table-cell>
          <table:table-cell table:style-name="ce123" table:content-validation-name="val1"/>
          <table:table-cell table:style-name="ce138"/>
          <table:table-cell table:style-name="ce87" office:value-type="string">
            <text:p>Yolanda Tiscareno 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10" office:value-type="string" table:number-columns-spanned="1" table:number-rows-spanned="2">
            <text:p>Graphic Communication (GRC) </text:p>
          </table:table-cell>
          <table:table-cell table:style-name="ce41" table:number-columns-spanned="1" table:number-rows-spanned="2"/>
          <table:table-cell table:style-name="ce67" office:value-type="string" table:number-columns-spanned="1" table:number-rows-spanned="2">
            <text:p>26</text:p>
          </table:table-cell>
          <table:table-cell table:style-name="ce89" office:value-type="string" table:number-columns-spanned="1" table:number-rows-spanned="2">
            <text:p>Harvey Levenson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style-name="ce97" office:value-type="string">
            <text:p>Korla McFall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covered-table-cell table:style-name="ce102"/>
          <table:covered-table-cell table:style-name="ce57" table:content-validation-name="val1"/>
          <table:covered-table-cell table:style-name="ce139"/>
          <table:table-cell table:style-name="ce87" office:value-type="string">
            <text:p>Malcolm Keif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5" office:value-type="string">
            <text:p>History (HIST) </text:p>
          </table:table-cell>
          <table:table-cell table:style-name="ce42"/>
          <table:table-cell table:style-name="ce65" office:value-type="string">
            <text:p>53</text:p>
          </table:table-cell>
          <table:table-cell table:style-name="ce89" office:value-type="string">
            <text:p>Andrew Morris</text:p>
          </table:table-cell>
          <table:table-cell table:style-name="ce123" table:content-validation-name="val1"/>
          <table:table-cell table:style-name="ce138"/>
          <table:table-cell table:style-name="ce159" office:value-type="string">
            <text:p>Kim Wilson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3">
          <table:table-cell table:style-name="ce6" office:value-type="string">
            <text:p>Humanities Program (HUM) </text:p>
          </table:table-cell>
          <table:table-cell table:style-name="ce44"/>
          <table:table-cell table:style-name="ce66" office:value-type="string">
            <text:p>47</text:p>
          </table:table-cell>
          <table:table-cell table:style-name="ce89" office:value-type="string">
            <text:p>Debra Valencia-Laver (Interim)</text:p>
          </table:table-cell>
          <table:table-cell table:style-name="ce123" table:content-validation-name="val1"/>
          <table:table-cell table:style-name="ce139"/>
          <table:table-cell table:style-name="ce88" office:value-type="string">
            <text:p>Kathy Severn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5" office:value-type="string">
            <text:p>Journalism (JOUR) </text:p>
          </table:table-cell>
          <table:table-cell table:style-name="ce44"/>
          <table:table-cell table:style-name="ce65" office:value-type="string">
            <text:p>26</text:p>
          </table:table-cell>
          <table:table-cell table:style-name="ce106" office:value-type="string">
            <text:p>Harvey Levenson (interim)</text:p>
          </table:table-cell>
          <table:table-cell table:style-name="ce123" table:content-validation-name="val1"/>
          <table:table-cell table:style-name="ce138"/>
          <table:table-cell table:style-name="ce88" office:value-type="string">
            <text:p>Tess Serna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7">
          <table:table-cell table:style-name="ce11" office:value-type="string">
            <text:p>Modern Languages &amp; Literature (FORL, FR, GER, ITAL, JPNS, SPAN)</text:p>
          </table:table-cell>
          <table:table-cell table:style-name="ce42"/>
          <table:table-cell table:style-name="ce73" office:value-type="string">
            <text:p>47</text:p>
          </table:table-cell>
          <table:table-cell table:style-name="ce107" office:value-type="string">
            <text:p>John Thompson (interim)</text:p>
            <text:p><text:span text:style-name="T4">jjthomps@calpoly.edu</text:span></text:p>
          </table:table-cell>
          <table:table-cell table:style-name="ce129" table:content-validation-name="val1"/>
          <table:table-cell table:style-name="ce139"/>
          <table:table-cell table:style-name="ce159" office:value-type="string">
            <text:p>Lou Greenberg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3">
          <table:table-cell table:style-name="ce6" office:value-type="string">
            <text:p>Music (MU) </text:p>
          </table:table-cell>
          <table:table-cell table:style-name="ce44"/>
          <table:table-cell table:style-name="ce74" office:value-type="string">
            <text:p>45</text:p>
          </table:table-cell>
          <table:table-cell table:style-name="ce108" office:value-type="string">
            <text:p>William "Terry" Spiller</text:p>
          </table:table-cell>
          <table:table-cell table:style-name="ce130" table:content-validation-name="val1"/>
          <table:table-cell table:style-name="ce138"/>
          <table:table-cell table:style-name="ce88" office:value-type="string">
            <text:p>Druci Reese 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11" office:value-type="string">
            <text:p>Philosophy &amp; Religion (PHIL, RELS)</text:p>
          </table:table-cell>
          <table:table-cell table:style-name="ce44"/>
          <table:table-cell table:style-name="ce74" office:value-type="string">
            <text:p>47</text:p>
          </table:table-cell>
          <table:table-cell table:style-name="ce92" office:value-type="string">
            <text:p>Tal Scriven</text:p>
          </table:table-cell>
          <table:table-cell table:style-name="ce130" table:content-validation-name="val1"/>
          <table:table-cell table:style-name="ce138"/>
          <table:table-cell table:style-name="ce88" office:value-type="string">
            <text:p>Jody Loving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27" office:value-type="string" table:number-columns-spanned="1" table:number-rows-spanned="2">
            <text:p>Political Science (POLS) </text:p>
          </table:table-cell>
          <table:table-cell table:style-name="ce53" table:number-columns-spanned="1" table:number-rows-spanned="2"/>
          <table:table-cell table:style-name="ce75" office:value-type="string" table:number-columns-spanned="1" table:number-rows-spanned="2">
            <text:p>47</text:p>
          </table:table-cell>
          <table:table-cell table:style-name="ce109" office:value-type="string">
            <text:p>Craig Arceneaux</text:p>
          </table:table-cell>
          <table:table-cell table:style-name="ce130" table:content-validation-name="val1"/>
          <table:table-cell table:style-name="ce147"/>
          <table:table-cell table:style-name="ce163" office:value-type="string" table:number-columns-spanned="1" table:number-rows-spanned="2">
            <text:p>Suzy Black</text:p>
          </table:table-cell>
          <table:table-cell table:style-name="ce43" table:content-validation-name="val1" table:number-columns-spanned="1" table:number-rows-spanned="2"/>
          <table:table-cell table:style-name="ce150" table:number-columns-spanned="1" table:number-rows-spanned="2"/>
          <table:table-cell table:number-columns-repeated="1015"/>
        </table:table-row>
        <table:table-row table:style-name="ro3">
          <table:covered-table-cell table:style-name="ce28"/>
          <table:covered-table-cell table:style-name="ce54"/>
          <table:covered-table-cell table:style-name="ce76"/>
          <table:table-cell table:style-name="ce110" office:value-type="string">
            <text:p>Chris Den Hartog</text:p>
          </table:table-cell>
          <table:table-cell table:style-name="ce129" table:content-validation-name="val1"/>
          <table:table-cell table:style-name="ce148"/>
          <table:covered-table-cell table:style-name="ce110"/>
          <table:covered-table-cell table:style-name="ce41"/>
          <table:covered-table-cell table:style-name="ce151"/>
          <table:table-cell table:number-columns-repeated="1015"/>
        </table:table-row>
        <table:table-row table:style-name="ro3">
          <table:table-cell table:style-name="ce27" office:value-type="string" table:number-columns-spanned="1" table:number-rows-spanned="2">
            <text:p>Psychology &amp; Child Development (PSY, CD) </text:p>
          </table:table-cell>
          <table:table-cell table:style-name="ce43" table:number-columns-spanned="1" table:number-rows-spanned="2"/>
          <table:table-cell table:style-name="ce77" office:value-type="string" table:number-columns-spanned="1" table:number-rows-spanned="2">
            <text:p>47</text:p>
          </table:table-cell>
          <table:table-cell table:style-name="ce111" office:value-type="string" table:number-columns-spanned="1" table:number-rows-spanned="2">
            <text:p>Gary Laver</text:p>
          </table:table-cell>
          <table:table-cell table:style-name="ce43" table:content-validation-name="val1" table:number-columns-spanned="1" table:number-rows-spanned="2"/>
          <table:table-cell table:style-name="ce150" table:number-columns-spanned="1" table:number-rows-spanned="2"/>
          <table:table-cell table:style-name="ce166" office:value-type="string">
            <text:p>Elena Scanu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8">
          <table:covered-table-cell table:style-name="ce28"/>
          <table:covered-table-cell table:style-name="ce41"/>
          <table:covered-table-cell table:style-name="ce78"/>
          <table:covered-table-cell table:style-name="ce112"/>
          <table:covered-table-cell table:style-name="ce41"/>
          <table:covered-table-cell table:style-name="ce151"/>
          <table:table-cell table:style-name="ce87" office:value-type="string">
            <text:p>Terry Goetz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Social Sciences (ANT, GEOG, SOC, SOCS)</text:p>
          </table:table-cell>
          <table:table-cell table:style-name="ce43" table:number-columns-spanned="1" table:number-rows-spanned="2"/>
          <table:table-cell table:style-name="ce74" office:value-type="string" table:number-columns-spanned="1" table:number-rows-spanned="2">
            <text:p>47</text:p>
          </table:table-cell>
          <table:table-cell table:style-name="ce108" office:value-type="string" table:number-columns-spanned="1" table:number-rows-spanned="2">
            <text:p>Terry Jones</text:p>
          </table:table-cell>
          <table:table-cell table:style-name="ce130" table:content-validation-name="val1" table:number-columns-spanned="1" table:number-rows-spanned="2"/>
          <table:table-cell table:style-name="ce138" table:number-columns-spanned="1" table:number-rows-spanned="2"/>
          <table:table-cell table:style-name="ce88" office:value-type="string">
            <text:p>Carolyn Dentler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79"/>
          <table:covered-table-cell table:style-name="ce113"/>
          <table:covered-table-cell table:style-name="ce129"/>
          <table:covered-table-cell table:style-name="ce139"/>
          <table:table-cell table:style-name="ce99" office:value-type="string">
            <text:p>Karen Moro</text:p>
          </table:table-cell>
          <table:table-cell table:content-validation-name="val1"/>
          <table:table-cell table:style-name="ce140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Theatre &amp; Dance (TH, DANC) 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45</text:p>
          </table:table-cell>
          <table:table-cell table:style-name="ce89" office:value-type="string">
            <text:p>Tim Dugan</text:p>
          </table:table-cell>
          <table:table-cell table:style-name="ce123" table:content-validation-name="val1"/>
          <table:table-cell table:style-name="ce138"/>
          <table:table-cell table:style-name="ce88" office:value-type="string" table:number-columns-spanned="1" table:number-rows-spanned="2">
            <text:p>Diane Salmon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table-cell table:style-name="ce102" office:value-type="string">
            <text:p>Josh Machamer</text:p>
          </table:table-cell>
          <table:table-cell table:style-name="ce57" table:content-validation-name="val1"/>
          <table:table-cell table:style-name="ce139"/>
          <table:covered-table-cell table:style-name="ce87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11" office:value-type="string">
            <text:p>Women's and Gender Studies (WGS)</text:p>
          </table:table-cell>
          <table:table-cell table:style-name="ce42"/>
          <table:table-cell table:style-name="ce65" office:value-type="string">
            <text:p>47</text:p>
          </table:table-cell>
          <table:table-cell table:style-name="ce98" office:value-type="string">
            <text:p>Jean Williams</text:p>
          </table:table-cell>
          <table:table-cell table:style-name="ce125" table:content-validation-name="val1"/>
          <table:table-cell table:style-name="ce145"/>
          <table:table-cell table:style-name="ce159" office:value-type="string">
            <text:p>Andrea Nash 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5">
          <table:table-cell table:style-name="ce15" office:value-type="string" table:number-columns-spanned="9" table:number-rows-spanned="1">
            <text:p>COLLEGE OF SCIENCE &amp; MATHEMATICS (COSAM)</text:p>
          </table:table-cell>
          <table:covered-table-cell table:number-columns-repeated="7" table:style-name="ce47"/>
          <table:covered-table-cell table:style-name="ce178"/>
          <table:table-cell table:number-columns-repeated="1015"/>
        </table:table-row>
        <table:table-row table:style-name="ro3">
          <table:table-cell table:style-name="ce16" office:value-type="string" table:number-columns-spanned="1" table:number-rows-spanned="2">
            <text:p><text:s text:c="3"/><text:span text:style-name="T2"><text:s/></text:span></text:p>
          </table:table-cell>
          <table:table-cell table:style-name="ce48" table:number-columns-spanned="1" table:number-rows-spanned="2"/>
          <table:table-cell table:style-name="ce70" office:value-type="string" table:number-columns-spanned="1" table:number-rows-spanned="2">
            <text:p>25</text:p>
          </table:table-cell>
          <table:table-cell table:style-name="ce96" office:value-type="string">
            <text:p>Dr. Phil Bailey</text:p>
          </table:table-cell>
          <table:table-cell table:style-name="ce122" table:content-validation-name="val1"/>
          <table:table-cell table:style-name="ce144"/>
          <table:table-cell table:style-name="ce96" office:value-type="string">
            <text:p>Pam Parsons </text:p>
          </table:table-cell>
          <table:table-cell table:style-name="ce122" table:content-validation-name="val1"/>
          <table:table-cell table:style-name="ce144"/>
          <table:table-cell table:number-columns-repeated="1015"/>
        </table:table-row>
        <table:table-row table:style-name="ro3">
          <table:covered-table-cell table:style-name="ce7"/>
          <table:covered-table-cell table:style-name="ce49"/>
          <table:covered-table-cell table:style-name="ce67"/>
          <table:table-cell table:style-name="ce91" office:value-type="string">
            <text:p>Dane Jones</text:p>
          </table:table-cell>
          <table:table-cell table:style-name="ce57" table:content-validation-name="val1"/>
          <table:table-cell table:style-name="ce139"/>
          <table:table-cell table:style-name="ce91" office:value-type="string">
            <text:p>Harriet Ross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Biological Sciences </text:p>
            <text:p>(BIO, BOT, MCRO, ZOO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33</text:p>
          </table:table-cell>
          <table:table-cell table:style-name="ce94" office:value-type="string" table:number-columns-spanned="1" table:number-rows-spanned="2">
            <text:p>Chris Kitts 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style-name="ce159" office:value-type="string">
            <text:p>Madolyn Nix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covered-table-cell table:style-name="ce105"/>
          <table:covered-table-cell table:style-name="ce57"/>
          <table:covered-table-cell table:style-name="ce139"/>
          <table:table-cell table:style-name="ce88" office:value-type="string">
            <text:p>Francis Villablanca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5" office:value-type="string" table:number-columns-spanned="1" table:number-rows-spanned="2">
            <text:p>Chemistry (CHEM) </text:p>
          </table:table-cell>
          <table:table-cell table:style-name="ce42" table:number-columns-spanned="1" table:number-rows-spanned="2"/>
          <table:table-cell table:style-name="ce65" office:value-type="string" table:number-columns-spanned="1" table:number-rows-spanned="2">
            <text:p>25</text:p>
          </table:table-cell>
          <table:table-cell table:style-name="ce108" office:value-type="string">
            <text:p>Christina (Tina) Bailey</text:p>
          </table:table-cell>
          <table:table-cell table:style-name="ce123" table:content-validation-name="val1"/>
          <table:table-cell table:style-name="ce150"/>
          <table:table-cell table:style-name="ce97" office:value-type="string">
            <text:p>Makell Smith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29"/>
          <table:covered-table-cell table:style-name="ce51"/>
          <table:covered-table-cell table:style-name="ce71"/>
          <table:table-cell table:style-name="ce114" office:value-type="string">
            <text:p>Kevin Kingsbury </text:p>
          </table:table-cell>
          <table:table-cell table:style-name="ce124" table:content-validation-name="val1"/>
          <table:table-cell table:style-name="ce140"/>
          <table:table-cell table:style-name="ce164" office:value-type="string">
            <text:p>Cheryl Schweizer 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30" office:value-type="string">
            <text:p>Education <text:s/>(EDUC)</text:p>
          </table:table-cell>
          <table:table-cell table:style-name="ce55"/>
          <table:table-cell table:style-name="ce80" office:value-type="string">
            <text:p>02</text:p>
          </table:table-cell>
          <table:table-cell table:style-name="ce115" office:value-type="string">
            <text:p>Patricia Mulligan</text:p>
          </table:table-cell>
          <table:table-cell table:style-name="ce125" table:content-validation-name="val1"/>
          <table:table-cell table:style-name="ce145"/>
          <table:table-cell table:style-name="ce159" office:value-type="string">
            <text:p>Espie Wilkinson</text:p>
          </table:table-cell>
          <table:table-cell table:style-name="ce125" table:content-validation-name="val1"/>
          <table:table-cell table:style-name="ce145"/>
          <table:table-cell table:number-columns-repeated="1015"/>
        </table:table-row>
        <table:table-row table:style-name="ro3">
          <table:table-cell table:style-name="ce31" office:value-type="string" table:number-columns-spanned="1" table:number-rows-spanned="2">
            <text:p>Liberal Studies (LS) </text:p>
          </table:table-cell>
          <table:table-cell table:style-name="ce56" table:number-columns-spanned="1" table:number-rows-spanned="2"/>
          <table:table-cell table:style-name="ce77" office:value-type="string" table:number-columns-spanned="1" table:number-rows-spanned="2">
            <text:p>53</text:p>
          </table:table-cell>
          <table:table-cell table:style-name="ce108" office:value-type="string" table:number-columns-spanned="1" table:number-rows-spanned="2">
            <text:p>Dr. Lola Berber-Jimenez</text:p>
          </table:table-cell>
          <table:table-cell table:style-name="ce131" table:content-validation-name="val1" table:number-columns-spanned="1" table:number-rows-spanned="2"/>
          <table:table-cell table:style-name="ce150" table:number-columns-spanned="1" table:number-rows-spanned="2"/>
          <table:table-cell table:style-name="ce164" office:value-type="string">
            <text:p>Tom Skelton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32"/>
          <table:covered-table-cell table:style-name="ce57"/>
          <table:covered-table-cell table:style-name="ce78"/>
          <table:covered-table-cell table:style-name="ce113"/>
          <table:covered-table-cell table:style-name="ce132"/>
          <table:covered-table-cell table:style-name="ce151"/>
          <table:table-cell table:style-name="ce167" office:value-type="string">
            <text:p>Maureen Rosenberg</text:p>
          </table:table-cell>
          <table:table-cell table:style-name="ce174" table:content-validation-name="val1"/>
          <table:table-cell table:style-name="ce182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Mathematics (MATH) 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38</text:p>
          </table:table-cell>
          <table:table-cell table:style-name="ce116" office:value-type="string" table:number-columns-spanned="1" table:number-rows-spanned="2">
            <text:p>Dr. Don Rawlings</text:p>
          </table:table-cell>
          <table:table-cell table:style-name="ce131" table:content-validation-name="val1" table:number-columns-spanned="1" table:number-rows-spanned="2"/>
          <table:table-cell table:style-name="ce152" table:number-columns-spanned="1" table:number-rows-spanned="2"/>
          <table:table-cell table:style-name="ce97" office:value-type="string">
            <text:p>Cami Reece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covered-table-cell table:style-name="ce117"/>
          <table:covered-table-cell table:style-name="ce132"/>
          <table:covered-table-cell table:style-name="ce153"/>
          <table:table-cell table:style-name="ce87" office:value-type="string">
            <text:p>Sheryl O'Neill</text:p>
          </table:table-cell>
          <table:table-cell table:style-name="ce57"/>
          <table:table-cell table:style-name="ce139"/>
          <table:table-cell table:number-columns-repeated="1015"/>
        </table:table-row>
        <table:table-row table:style-name="ro3">
          <table:table-cell table:style-name="ce6" office:value-type="string" table:number-columns-spanned="1" table:number-rows-spanned="2">
            <text:p>Kinesiology (KINE, PE) 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42</text:p>
          </table:table-cell>
          <table:table-cell table:style-name="ce89" office:value-type="string">
            <text:p>Dr. Camille O'Bryant</text:p>
          </table:table-cell>
          <table:table-cell table:style-name="ce123" table:content-validation-name="val1"/>
          <table:table-cell table:style-name="ce138"/>
          <table:table-cell table:style-name="ce88" office:value-type="string" table:number-columns-spanned="1" table:number-rows-spanned="2">
            <text:p>Shirley Huston </text:p>
          </table:table-cell>
          <table:table-cell table:style-name="ce56" table:content-validation-name="val1" table:number-columns-spanned="1" table:number-rows-spanned="2"/>
          <table:table-cell table:style-name="ce138" table:number-columns-spanned="1" table:number-rows-spanned="2"/>
          <table:table-cell table:number-columns-repeated="1015"/>
        </table:table-row>
        <table:table-row table:style-name="ro3">
          <table:covered-table-cell table:style-name="ce7"/>
          <table:covered-table-cell table:style-name="ce41"/>
          <table:covered-table-cell table:style-name="ce67"/>
          <table:table-cell table:style-name="ce90" office:value-type="string">
            <text:p>Kellie Hall</text:p>
          </table:table-cell>
          <table:table-cell table:style-name="ce124" table:content-validation-name="val1"/>
          <table:table-cell table:style-name="ce140"/>
          <table:covered-table-cell table:style-name="ce87"/>
          <table:covered-table-cell table:style-name="ce57"/>
          <table:covered-table-cell table:style-name="ce139"/>
          <table:table-cell table:number-columns-repeated="1015"/>
        </table:table-row>
        <table:table-row table:style-name="ro3">
          <table:table-cell table:style-name="ce9" office:value-type="string" table:number-columns-spanned="1" table:number-rows-spanned="2">
            <text:p>Physics (ASTR, GEOL, PHYS, PSC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52</text:p>
          </table:table-cell>
          <table:table-cell table:style-name="ce89" office:value-type="string">
            <text:p>Matthew Moelter</text:p>
          </table:table-cell>
          <table:table-cell table:style-name="ce123" table:content-validation-name="val1"/>
          <table:table-cell table:style-name="ce138"/>
          <table:table-cell table:style-name="ce97" office:value-type="string">
            <text:p>Rosa Jones</text:p>
          </table:table-cell>
          <table:table-cell table:style-name="ce123" table:content-validation-name="val1"/>
          <table:table-cell table:style-name="ce138"/>
          <table:table-cell table:number-columns-repeated="25"/>
          <table:table-cell table:style-name="ce120" table:number-columns-repeated="990"/>
        </table:table-row>
        <table:table-row table:style-name="ro3">
          <table:covered-table-cell table:style-name="ce10"/>
          <table:covered-table-cell table:style-name="ce41"/>
          <table:covered-table-cell table:style-name="ce67"/>
          <table:table-cell table:style-name="ce87" office:value-type="string">
            <text:p>Dr. Neil Fleishon</text:p>
          </table:table-cell>
          <table:table-cell table:style-name="ce57" table:content-validation-name="val1"/>
          <table:table-cell table:style-name="ce139"/>
          <table:table-cell table:style-name="ce91" office:value-type="string">
            <text:p>Dale Wilbur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17" office:value-type="string" table:number-columns-spanned="1" table:number-rows-spanned="2">
            <text:p>Science &amp; Mathematics </text:p>
            <text:p>(SCM, SSM)</text:p>
          </table:table-cell>
          <table:table-cell table:style-name="ce43" table:number-columns-spanned="1" table:number-rows-spanned="2"/>
          <table:table-cell table:style-name="ce66" office:value-type="string" table:number-columns-spanned="1" table:number-rows-spanned="2">
            <text:p>33</text:p>
          </table:table-cell>
          <table:table-cell table:style-name="ce105" office:value-type="string">
            <text:p>Dane Jones</text:p>
          </table:table-cell>
          <table:table-cell table:style-name="ce57" table:content-validation-name="val1"/>
          <table:table-cell table:style-name="ce139"/>
          <table:table-cell table:style-name="ce91" office:value-type="string">
            <text:p>Pam Parsons 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covered-table-cell table:style-name="ce24"/>
          <table:covered-table-cell table:style-name="ce41"/>
          <table:covered-table-cell table:style-name="ce67"/>
          <table:table-cell table:style-name="ce87"/>
          <table:table-cell table:style-name="ce123" table:content-validation-name="val1"/>
          <table:table-cell table:style-name="ce154"/>
          <table:table-cell table:style-name="ce87" office:value-type="string">
            <text:p>Harriet Ross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table-cell table:style-name="ce7" office:value-type="string">
            <text:p>Supplemental Instruction</text:p>
          </table:table-cell>
          <table:table-cell table:style-name="ce41"/>
          <table:table-cell table:style-name="ce67" office:value-type="string">
            <text:p>81</text:p>
          </table:table-cell>
          <table:table-cell table:style-name="ce87" office:value-type="string">
            <text:p>Sarah Clark</text:p>
          </table:table-cell>
          <table:table-cell table:style-name="ce57" table:content-validation-name="val1"/>
          <table:table-cell table:style-name="ce139"/>
          <table:table-cell table:style-name="ce168" office:value-type="string">
            <text:p><text:span text:style-name="T5">Maria Arvizu-Rodrigues </text:span><text:span text:style-name="T6">(summer only)</text:span></text:p>
          </table:table-cell>
          <table:table-cell table:style-name="ce57" table:content-validation-name="val1"/>
          <table:table-cell table:style-name="ce139"/>
          <table:table-cell table:number-columns-repeated="1015"/>
        </table:table-row>
        <table:table-row table:style-name="ro3">
          <table:table-cell table:style-name="ce33" office:value-type="string" table:number-columns-spanned="1" table:number-rows-spanned="2">
            <text:p>Statistics (STAT) </text:p>
          </table:table-cell>
          <table:table-cell table:style-name="ce58" table:number-columns-spanned="1" table:number-rows-spanned="2"/>
          <table:table-cell table:style-name="ce81" office:value-type="string" table:number-columns-spanned="1" table:number-rows-spanned="2">
            <text:p>25</text:p>
          </table:table-cell>
          <table:table-cell table:style-name="ce118" office:value-type="string" table:number-columns-spanned="1" table:number-rows-spanned="2">
            <text:p>Bob Smidt</text:p>
          </table:table-cell>
          <table:table-cell table:style-name="ce133" table:content-validation-name="val1" table:number-columns-spanned="1" table:number-rows-spanned="2"/>
          <table:table-cell table:style-name="ce155" table:number-columns-spanned="1" table:number-rows-spanned="2"/>
          <table:table-cell table:style-name="ce88" office:value-type="string">
            <text:p>Melody Pietsch</text:p>
          </table:table-cell>
          <table:table-cell table:style-name="ce123" table:content-validation-name="val1"/>
          <table:table-cell table:style-name="ce138"/>
          <table:table-cell table:number-columns-repeated="1015"/>
        </table:table-row>
        <table:table-row table:style-name="ro3">
          <table:covered-table-cell table:style-name="ce34"/>
          <table:covered-table-cell table:style-name="ce59"/>
          <table:covered-table-cell table:style-name="ce82"/>
          <table:covered-table-cell table:style-name="ce119"/>
          <table:covered-table-cell table:style-name="ce134"/>
          <table:covered-table-cell table:style-name="ce156"/>
          <table:table-cell table:style-name="ce169" office:value-type="string">
            <text:p>Allan Rossman</text:p>
          </table:table-cell>
          <table:table-cell table:style-name="ce134" table:content-validation-name="val1"/>
          <table:table-cell table:style-name="ce156"/>
          <table:table-cell table:number-columns-repeated="1015"/>
        </table:table-row>
        <table:table-row table:style-name="ro9">
          <table:table-cell table:style-name="ce35" table:number-columns-spanned="4" table:number-rows-spanned="1"/>
          <table:covered-table-cell table:number-columns-repeated="3" table:style-name="ce35"/>
          <table:table-cell table:style-name="ce90"/>
          <table:table-cell table:style-name="ce157"/>
          <table:table-cell table:style-name="ce170" table:number-columns-repeated="2"/>
          <table:table-cell table:style-name="ce183"/>
          <table:table-cell table:number-columns-repeated="25"/>
          <table:table-cell table:style-name="ce120" table:number-columns-repeated="990"/>
        </table:table-row>
        <table:table-row table:style-name="ro9">
          <table:table-cell table:style-name="ce36"/>
          <table:table-cell table:style-name="ce60"/>
          <table:table-cell table:style-name="ce83"/>
          <table:table-cell table:style-name="ce120" table:number-columns-repeated="2"/>
          <table:table-cell table:style-name="ce60"/>
          <table:table-cell table:style-name="ce120"/>
          <table:table-cell table:style-name="ce99"/>
          <table:table-cell table:number-columns-repeated="26"/>
          <table:table-cell table:style-name="ce120" table:number-columns-repeated="990"/>
        </table:table-row>
        <table:table-row table:style-name="ro10" table:number-rows-repeated="2">
          <table:table-cell table:style-name="ce36"/>
          <table:table-cell table:style-name="ce60"/>
          <table:table-cell table:style-name="ce83"/>
          <table:table-cell table:style-name="ce120" table:number-columns-repeated="2"/>
          <table:table-cell table:style-name="ce60"/>
          <table:table-cell table:style-name="ce120"/>
          <table:table-cell table:style-name="ce99"/>
          <table:table-cell table:number-columns-repeated="26"/>
          <table:table-cell table:style-name="ce120" table:number-columns-repeated="990"/>
        </table:table-row>
        <table:table-row table:style-name="ro5" table:number-rows-repeated="43">
          <table:table-cell table:style-name="ce36"/>
          <table:table-cell table:style-name="ce60"/>
          <table:table-cell table:style-name="ce83"/>
          <table:table-cell table:style-name="ce120" table:number-columns-repeated="2"/>
          <table:table-cell table:style-name="ce60"/>
          <table:table-cell table:style-name="ce120"/>
          <table:table-cell table:style-name="ce99"/>
          <table:table-cell table:number-columns-repeated="26"/>
          <table:table-cell table:style-name="ce120" table:number-columns-repeated="990"/>
        </table:table-row>
        <table:table-row table:style-name="ro5" table:number-rows-repeated="104842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xlnm._FilterDatabase" table:base-cell-address="$'Print Version'.$A$1" table:expression="'print version'!#ref!"/>
        <table:named-range table:name="_xlnm.Print_Area" table:base-cell-address="$'Print Version'.$A$1" table:cell-range-address="$'Print Version'.$A$1:.$I$99" table:range-usable-as="print-range"/>
        <table:named-range table:name="_xlnm.Print_Titles" table:base-cell-address="$'Print Version'.$A$1" table:cell-range-address="$'Print Version'.$A$1:.$AMJ$1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902in" fo:margin-bottom="0.2799in" fo:margin-left="0in" fo:margin-right="0in" style:print-page-order="ttb" style:first-page-number="continue" style:scale-to="97%" style:table-centering="both" style:writing-mode="lr-tb" style:print="charts drawings objects zero-values"/>
      <style:header-style>
        <style:header-footer-properties fo:min-height="0.2201in" fo:margin-left="0in" fo:margin-right="0in" fo:margin-bottom="0.0535in"/>
      </style:header-style>
      <style:footer-style>
        <style:header-footer-properties fo:min-height="0.3201in" fo:margin-left="0in" fo:margin-right="0in" fo:margin-top="0.209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09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nt_20_Version" style:display-name="PageStyle_Print Version" style:page-layout-name="Mpm3">
      <style:header>
        <text:p><text:span text:style-name="MT1">University Scheduling Phone List</text:span></text:p>
      </style:header>
      <style:header-left/>
      <style:footer>
        <style:region-left>
          <text:p><text:span text:style-name="MT2"><text:file-name text:display="full">???</text:file-name></text:span></text:p>
        </style:region-left>
        <style:region-right>
          <text:p><text:span text:style-name="MT2">Rev. </text:span><text:span text:style-name="MT2"><text:date style:data-style-name="N2" text:date-value="2011-10-04">10/04/2011</text:date></text:span></text:p>
        </style:region-right>
      </style:footer>
      <style:footer-lef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4T09:40:11</dc:date>
    <dc:creator>Gene Fisher</dc:creator>
    <meta:document-statistic meta:table-count="1" meta:cell-count="288" meta:object-count="0"/>
    <meta:generator>OpenOffice.org/3.3$Unix OpenOffice.org_project/330m20$Build-9567</meta:generator>
  </office:meta>
</office:document-meta>
</file>